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ublishedApiDoclet</text:p>
      <text:p text:style-name="Text_20_body">Note: this is software at a very early stage. It will contain bugs and errors and might not do, what you expect. Do not use this software for production.</text:p>
      <text:p text:style-name="Text_20_body">You probably know the difference between the <text:span text:style-name="T1">public API</text:span><text:span text:style-name="T2"> and the </text:span><text:span text:style-name="T1">published API</text:span><text:span text:style-name="T2">. In the case of Java the former is the set of packages, classes/interfaces, and class/interface members, that can be accessed by your code without a compiler error. The later is the set of packages, classes/interfaces, and class/interface members, that is intended to be used by a third party. While you can change the public API using the refactorings provided by your IDE, you can't change the published API without breaking third party code. Therefore the published API will be a subset of the public API. There is an elaborate paper about all that from Martin Fowler: “Public versus Published Interfaces” (IEEE Software, March/April 2002, p.18f, online available at http://martinfowler.com/ieeeSoftware/published.pdf)</text:span></text:p>
      <text:p text:style-name="P1">Unfortunately javadoc doesn't support the concept of a published API. The PublishedApiDoclet tries to leverage this deficiency. It acts as a filtering proxy (aka decorator) for another doclet, that formats the output. The PublishedApiDoclet hides any Java package, class or class member, that doesn't belong to the published API from the formating doclet.</text:p>
      <text:p text:style-name="P1">This version of PublishedApiDoclet supports Java 2 only and requires Java 1.4.2. Eventually I'll extend this software to support Java 5 sometimes.</text:p>
      <text:p text:style-name="P1">The PublishedApiDoclet is free software. It may be used and distributed unter the terms of the GNU LGPL. See LICENSE.txt for details. The copyright and the german Urheberrecht belongs to Anselm Kruis 2006. Commercial support is available on request from science+computing AG (http://<text:a xlink:type="simple" xlink:href="http://www.science-computing.de/">www.science-computing.de</text:a>, <text:a xlink:type="simple" xlink:href="mailto:info@science-computing.de">mailto:info@science-computing.de</text:a>). Comments and patches should be directed to <text:a xlink:type="simple" xlink:href="mailto:a.kruis@science-computing.de">a.kruis@science-computing.de</text:a>.</text:p>
      <text:p text:style-name="P1">Anselm Krui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9-17T12:37:25</meta:creation-date>
    <dc:date>2006-09-18T00:16:26</dc:date>
    <dc:language>en-GB</dc:language>
    <meta:editing-cycles>6</meta:editing-cycles>
    <meta:editing-duration>PT6H59M36S</meta:editing-duration>
    <meta:user-defined meta:name="Info 1"/>
    <meta:user-defined meta:name="Info 2"/>
    <meta:user-defined meta:name="Info 3"/>
    <meta:user-defined meta:name="Info 4"/>
    <meta:document-statistic meta:table-count="0" meta:image-count="0" meta:object-count="0" meta:page-count="1" meta:paragraph-count="7" meta:word-count="298" meta:character-count="1899"/>
  </office:meta>
</office:document-meta>
</file>